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6929in" svg:y="38.2618in">
            <draw:object draw:notify-on-update-of-ranges="Sheet1.A1:Sheet1.A249 Sheet1.B1:Sheet1.B2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8.3795" calcext:value-type="float">
            <text:p>28.379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13394" calcext:value-type="float">
            <text:p>3.1339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2925" calcext:value-type="float">
            <text:p>1.292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25456" calcext:value-type="float">
            <text:p>2.254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87436" calcext:value-type="float">
            <text:p>0.38743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42037" calcext:value-type="float">
            <text:p>1.4203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26784" calcext:value-type="float">
            <text:p>4.2678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72488" calcext:value-type="float">
            <text:p>0.57248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49096" calcext:value-type="float">
            <text:p>3.4909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17794" calcext:value-type="float">
            <text:p>1.1779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9312" calcext:value-type="float">
            <text:p>1.6931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0383952" calcext:value-type="float">
            <text:p>0.038395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60953" calcext:value-type="float">
            <text:p>0.76095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5587" calcext:value-type="float">
            <text:p>3.558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25413" calcext:value-type="float">
            <text:p>1.2541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7542" calcext:value-type="float">
            <text:p>3.754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.85237" calcext:value-type="float">
            <text:p>6.8523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54991" calcext:value-type="float">
            <text:p>3.5499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892" calcext:value-type="float">
            <text:p>1.689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53304" calcext:value-type="float">
            <text:p>0.95330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87898" calcext:value-type="float">
            <text:p>1.8789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4138" calcext:value-type="float">
            <text:p>0.5413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87747" calcext:value-type="float">
            <text:p>0.98774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162049" calcext:value-type="float">
            <text:p>0.16204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55207" calcext:value-type="float">
            <text:p>1.5520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39509" calcext:value-type="float">
            <text:p>5.3950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0914171" calcext:value-type="float">
            <text:p>0.091417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35666" calcext:value-type="float">
            <text:p>0.33566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91892" calcext:value-type="float">
            <text:p>3.9189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278" calcext:value-type="float">
            <text:p>1.727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45465" calcext:value-type="float">
            <text:p>1.4546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92723" calcext:value-type="float">
            <text:p>0.59272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78169" calcext:value-type="float">
            <text:p>0.57816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93894" calcext:value-type="float">
            <text:p>0.39389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87405" calcext:value-type="float">
            <text:p>1.8740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39528" calcext:value-type="float">
            <text:p>2.3952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51094" calcext:value-type="float">
            <text:p>0.55109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04192" calcext:value-type="float">
            <text:p>0.90419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196051" calcext:value-type="float">
            <text:p>0.19605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52823" calcext:value-type="float">
            <text:p>0.55282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87804" calcext:value-type="float">
            <text:p>2.8780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70103" calcext:value-type="float">
            <text:p>0.77010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6012" calcext:value-type="float">
            <text:p>1.6601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110983" calcext:value-type="float">
            <text:p>0.11098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04701" calcext:value-type="float">
            <text:p>1.0470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16241" calcext:value-type="float">
            <text:p>1.1624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.27533" calcext:value-type="float">
            <text:p>6.2753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4354" calcext:value-type="float">
            <text:p>1.7435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83263" calcext:value-type="float">
            <text:p>3.8326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.7084" calcext:value-type="float">
            <text:p>6.708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7656" calcext:value-type="float">
            <text:p>1.976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1163" calcext:value-type="float">
            <text:p>1.116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87385" calcext:value-type="float">
            <text:p>1.8738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15871" calcext:value-type="float">
            <text:p>1.1587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650451" calcext:value-type="float">
            <text:p>0.65045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28277" calcext:value-type="float">
            <text:p>1.2827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14341" calcext:value-type="float">
            <text:p>3.1434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51857" calcext:value-type="float">
            <text:p>1.5185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0804" calcext:value-type="float">
            <text:p>1.080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99812" calcext:value-type="float">
            <text:p>0.99981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377" calcext:value-type="float">
            <text:p>0.337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00813" calcext:value-type="float">
            <text:p>3.0081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37224" calcext:value-type="float">
            <text:p>2.3722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06058" calcext:value-type="float">
            <text:p>0.70605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89046" calcext:value-type="float">
            <text:p>1.8904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66719" calcext:value-type="float">
            <text:p>5.6671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6906" calcext:value-type="float">
            <text:p>1.7690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08529" calcext:value-type="float">
            <text:p>3.0852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14567" calcext:value-type="float">
            <text:p>3.1456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0.1874" calcext:value-type="float">
            <text:p>10.187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2228" calcext:value-type="float">
            <text:p>1.9222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44323" calcext:value-type="float">
            <text:p>5.4432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0862" calcext:value-type="float">
            <text:p>2.086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806104" calcext:value-type="float">
            <text:p>0.80610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068676" calcext:value-type="float">
            <text:p>0.06867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72435" calcext:value-type="float">
            <text:p>0.97243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5243" calcext:value-type="float">
            <text:p>1.9524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06227" calcext:value-type="float">
            <text:p>3.0622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856379" calcext:value-type="float">
            <text:p>0.85637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0692" calcext:value-type="float">
            <text:p>1.069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2608" calcext:value-type="float">
            <text:p>4.260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20276" calcext:value-type="float">
            <text:p>4.2027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1944" calcext:value-type="float">
            <text:p>1.6194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26432" calcext:value-type="float">
            <text:p>0.32643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81722" calcext:value-type="float">
            <text:p>0.8172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35752" calcext:value-type="float">
            <text:p>5.3575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31268" calcext:value-type="float">
            <text:p>0.23126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82826" calcext:value-type="float">
            <text:p>2.8282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81904" calcext:value-type="float">
            <text:p>0.28190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07946" calcext:value-type="float">
            <text:p>0.50794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6785" calcext:value-type="float">
            <text:p>2.678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06111" calcext:value-type="float">
            <text:p>1.0611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27011" calcext:value-type="float">
            <text:p>1.2701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03973" calcext:value-type="float">
            <text:p>3.0397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2576" calcext:value-type="float">
            <text:p>1.7257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97875" calcext:value-type="float">
            <text:p>0.59787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77262" calcext:value-type="float">
            <text:p>3.7726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29194" calcext:value-type="float">
            <text:p>3.2919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82609" calcext:value-type="float">
            <text:p>0.78260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4761" calcext:value-type="float">
            <text:p>1.7476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82656" calcext:value-type="float">
            <text:p>0.28265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80394" calcext:value-type="float">
            <text:p>4.8039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06329" calcext:value-type="float">
            <text:p>0.30632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23039" calcext:value-type="float">
            <text:p>1.2303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19553" calcext:value-type="float">
            <text:p>0.71955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15709" calcext:value-type="float">
            <text:p>2.1570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86209" calcext:value-type="float">
            <text:p>0.8620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66825" calcext:value-type="float">
            <text:p>0.36682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871257" calcext:value-type="float">
            <text:p>0.87125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34276" calcext:value-type="float">
            <text:p>0.33427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87866" calcext:value-type="float">
            <text:p>2.8786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66712" calcext:value-type="float">
            <text:p>2.6671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2231" calcext:value-type="float">
            <text:p>1.7223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34842" calcext:value-type="float">
            <text:p>2.3484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95169" calcext:value-type="float">
            <text:p>0.99516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69881" calcext:value-type="float">
            <text:p>0.56988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176258" calcext:value-type="float">
            <text:p>0.17625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89993" calcext:value-type="float">
            <text:p>2.8999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31555" calcext:value-type="float">
            <text:p>1.3155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0055" calcext:value-type="float">
            <text:p>1.6005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1682" calcext:value-type="float">
            <text:p>5.168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18709" calcext:value-type="float">
            <text:p>2.1870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15974" calcext:value-type="float">
            <text:p>2.1597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34563" calcext:value-type="float">
            <text:p>0.93456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61462" calcext:value-type="float">
            <text:p>5.6146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93483" calcext:value-type="float">
            <text:p>0.99348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99305" calcext:value-type="float">
            <text:p>0.59930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31534" calcext:value-type="float">
            <text:p>1.3153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85792" calcext:value-type="float">
            <text:p>1.8579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03382" calcext:value-type="float">
            <text:p>2.0338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30833" calcext:value-type="float">
            <text:p>1.3083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58253" calcext:value-type="float">
            <text:p>0.45825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58984" calcext:value-type="float">
            <text:p>2.5898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79589" calcext:value-type="float">
            <text:p>0.37958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0626697" calcext:value-type="float">
            <text:p>0.062669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.17606" calcext:value-type="float">
            <text:p>6.1760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65748" calcext:value-type="float">
            <text:p>5.6574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18427" calcext:value-type="float">
            <text:p>2.1842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30431" calcext:value-type="float">
            <text:p>3.3043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8218" calcext:value-type="float">
            <text:p>1.6821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77385" calcext:value-type="float">
            <text:p>0.57738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93391" calcext:value-type="float">
            <text:p>2.9339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611591" calcext:value-type="float">
            <text:p>0.61159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07041" calcext:value-type="float">
            <text:p>0.20704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55599" calcext:value-type="float">
            <text:p>4.5559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78698" calcext:value-type="float">
            <text:p>0.57869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26334" calcext:value-type="float">
            <text:p>0.42633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40364" calcext:value-type="float">
            <text:p>0.54036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77785" calcext:value-type="float">
            <text:p>2.7778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184413" calcext:value-type="float">
            <text:p>0.18441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36152" calcext:value-type="float">
            <text:p>4.3615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84295" calcext:value-type="float">
            <text:p>1.8429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.27037" calcext:value-type="float">
            <text:p>6.2703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673048" calcext:value-type="float">
            <text:p>0.67304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6532" calcext:value-type="float">
            <text:p>1.6653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3063" calcext:value-type="float">
            <text:p>1.6306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6247" calcext:value-type="float">
            <text:p>1.7624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158653" calcext:value-type="float">
            <text:p>0.15865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7357" calcext:value-type="float">
            <text:p>0.3735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2644" calcext:value-type="float">
            <text:p>0.2264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0579" calcext:value-type="float">
            <text:p>1.7057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40418" calcext:value-type="float">
            <text:p>1.4041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8489" calcext:value-type="float">
            <text:p>0.7848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0782388" calcext:value-type="float">
            <text:p>0.078238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15867" calcext:value-type="float">
            <text:p>4.1586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57968" calcext:value-type="float">
            <text:p>0.35796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7632" calcext:value-type="float">
            <text:p>1.9763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25618" calcext:value-type="float">
            <text:p>5.2561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7.6996" calcext:value-type="float">
            <text:p>7.699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16515" calcext:value-type="float">
            <text:p>1.1651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11776" calcext:value-type="float">
            <text:p>0.21177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18248" calcext:value-type="float">
            <text:p>1.1824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70578" calcext:value-type="float">
            <text:p>3.7057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41159" calcext:value-type="float">
            <text:p>0.44115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2969" calcext:value-type="float">
            <text:p>3.296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7495" calcext:value-type="float">
            <text:p>1.7749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43016" calcext:value-type="float">
            <text:p>3.4301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41733" calcext:value-type="float">
            <text:p>2.4173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1646" calcext:value-type="float">
            <text:p>4.164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9768" calcext:value-type="float">
            <text:p>1.6976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828553" calcext:value-type="float">
            <text:p>0.82855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68521" calcext:value-type="float">
            <text:p>2.6852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09995" calcext:value-type="float">
            <text:p>1.0999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837984" calcext:value-type="float">
            <text:p>0.83798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76206" calcext:value-type="float">
            <text:p>2.7620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85966" calcext:value-type="float">
            <text:p>3.8596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1666" calcext:value-type="float">
            <text:p>0.4166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97617" calcext:value-type="float">
            <text:p>1.9761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23489" calcext:value-type="float">
            <text:p>0.52348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47903" calcext:value-type="float">
            <text:p>5.4790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26107" calcext:value-type="float">
            <text:p>0.22610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8.42486" calcext:value-type="float">
            <text:p>8.4248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4695" calcext:value-type="float">
            <text:p>1.7469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104298" calcext:value-type="float">
            <text:p>0.10429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38022" calcext:value-type="float">
            <text:p>1.3802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17405" calcext:value-type="float">
            <text:p>1.1740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5854" calcext:value-type="float">
            <text:p>1.585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36634" calcext:value-type="float">
            <text:p>1.3663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37643" calcext:value-type="float">
            <text:p>5.3764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87514" calcext:value-type="float">
            <text:p>1.8751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19198" calcext:value-type="float">
            <text:p>2.1919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46443" calcext:value-type="float">
            <text:p>1.4644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62704" calcext:value-type="float">
            <text:p>4.6270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7.68838" calcext:value-type="float">
            <text:p>7.6883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122009" calcext:value-type="float">
            <text:p>0.12200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67534" calcext:value-type="float">
            <text:p>0.26753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79904" calcext:value-type="float">
            <text:p>1.7990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89639" calcext:value-type="float">
            <text:p>2.8963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9191" calcext:value-type="float">
            <text:p>0.919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35407" calcext:value-type="float">
            <text:p>0.33540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8.1085" calcext:value-type="float">
            <text:p>8.108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28606" calcext:value-type="float">
            <text:p>2.2860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01482" calcext:value-type="float">
            <text:p>0.30148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95352" calcext:value-type="float">
            <text:p>2.9535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830063" calcext:value-type="float">
            <text:p>0.83006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05368" calcext:value-type="float">
            <text:p>1.0536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.15784" calcext:value-type="float">
            <text:p>6.1578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69648" calcext:value-type="float">
            <text:p>1.6964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22006" calcext:value-type="float">
            <text:p>0.42200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83426" calcext:value-type="float">
            <text:p>3.8342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24476" calcext:value-type="float">
            <text:p>1.2447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31397" calcext:value-type="float">
            <text:p>4.3139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.44163" calcext:value-type="float">
            <text:p>5.4416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520757" calcext:value-type="float">
            <text:p>0.52075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03749" calcext:value-type="float">
            <text:p>0.20374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45787" calcext:value-type="float">
            <text:p>4.4578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03655" calcext:value-type="float">
            <text:p>2.0365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23545" calcext:value-type="float">
            <text:p>3.2354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861655" calcext:value-type="float">
            <text:p>0.86165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481305" calcext:value-type="float">
            <text:p>0.48130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0356738" calcext:value-type="float">
            <text:p>0.035673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357404" calcext:value-type="float">
            <text:p>0.35740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206064" calcext:value-type="float">
            <text:p>0.20606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7.17097" calcext:value-type="float">
            <text:p>7.17097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5913" calcext:value-type="float">
            <text:p>3.591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810811" calcext:value-type="float">
            <text:p>0.81081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1052" calcext:value-type="float">
            <text:p>1.105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11864" calcext:value-type="float">
            <text:p>2.1186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716373" calcext:value-type="float">
            <text:p>0.71637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665084" calcext:value-type="float">
            <text:p>0.665084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3.82198" calcext:value-type="float">
            <text:p>3.8219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0836" calcext:value-type="float">
            <text:p>1.083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0.643953" calcext:value-type="float">
            <text:p>0.643953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1.25346" calcext:value-type="float">
            <text:p>1.2534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4.51166" calcext:value-type="float">
            <text:p>4.51166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6121" calcext:value-type="float">
            <text:p>2.612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6.44838" calcext:value-type="float">
            <text:p>6.44838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5465" calcext:value-type="float">
            <text:p>2.546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.53138" calcext:value-type="float">
            <text:p>2.53138</text:p>
          </table:table-cell>
          <table:table-cell office:value-type="float" office:value="7.8" calcext:value-type="float">
            <text:p>7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23:42:14.777895396</dc:date>
    <meta:document-statistic meta:table-count="1" meta:cell-count="49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249" svg:x="0.32cm" svg:y="0.18cm" svg:width="12.508cm" svg:height="8.64cm">
          <chartooo:coordinate-region svg:x="0.941cm" svg:y="0.379cm" svg:width="11.79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49" chart:class="chart:line">
            <chart:data-point chart:repeated="249"/>
          </chart:series>
          <chart:series chart:style-name="ch7" chart:values-cell-range-address="Sheet1.B1:Sheet1.B249" chart:class="chart:line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.3795">
                <text:p>28.3795</text:p>
                <draw:g>
                  <svg:desc>Sheet1.A1:Sheet1.A249</svg:desc>
                </draw:g>
              </table:table-cell>
              <table:table-cell office:value-type="float" office:value="7.8">
                <text:p>7.8</text:p>
                <draw:g>
                  <svg:desc>Sheet1.B1:Sheet1.B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3394">
                <text:p>3.1339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25">
                <text:p>1.29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5456">
                <text:p>2.2545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7436">
                <text:p>0.38743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2037">
                <text:p>1.420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6784">
                <text:p>4.2678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2488">
                <text:p>0.57248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9096">
                <text:p>3.4909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7794">
                <text:p>1.1779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9312">
                <text:p>1.693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83952">
                <text:p>0.038395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60953">
                <text:p>0.76095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587">
                <text:p>3.558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5413">
                <text:p>1.254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42">
                <text:p>3.754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85237">
                <text:p>6.852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4991">
                <text:p>3.549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892">
                <text:p>1.689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3304">
                <text:p>0.9533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7898">
                <text:p>1.878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4138">
                <text:p>0.5413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7747">
                <text:p>0.98774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2049">
                <text:p>0.16204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5207">
                <text:p>1.5520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39509">
                <text:p>5.3950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14171">
                <text:p>0.091417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5666">
                <text:p>0.33566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1892">
                <text:p>3.9189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278">
                <text:p>1.727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5465">
                <text:p>1.454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2723">
                <text:p>0.59272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8169">
                <text:p>0.57816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93894">
                <text:p>0.39389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7405">
                <text:p>1.874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9528">
                <text:p>2.3952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51094">
                <text:p>0.55109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04192">
                <text:p>0.90419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6051">
                <text:p>0.19605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52823">
                <text:p>0.55282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7804">
                <text:p>2.878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70103">
                <text:p>0.77010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6012">
                <text:p>1.660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0983">
                <text:p>0.11098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4701">
                <text:p>1.0470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6241">
                <text:p>1.1624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27533">
                <text:p>6.275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4354">
                <text:p>1.7435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3263">
                <text:p>3.8326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7084">
                <text:p>6.708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7656">
                <text:p>1.9765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163">
                <text:p>1.116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87385">
                <text:p>1.873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5871">
                <text:p>1.1587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50451">
                <text:p>0.65045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8277">
                <text:p>1.2827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4341">
                <text:p>3.1434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1857">
                <text:p>1.5185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804">
                <text:p>1.08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812">
                <text:p>0.9998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77">
                <text:p>0.337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0813">
                <text:p>3.008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7224">
                <text:p>2.3722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06058">
                <text:p>0.7060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9046">
                <text:p>1.8904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66719">
                <text:p>5.6671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76906">
                <text:p>1.7690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8529">
                <text:p>3.0852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4567">
                <text:p>3.1456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1874">
                <text:p>10.18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2228">
                <text:p>1.9222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44323">
                <text:p>5.4432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862">
                <text:p>2.08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06104">
                <text:p>0.8061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8676">
                <text:p>0.0686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2435">
                <text:p>0.97243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5243">
                <text:p>1.9524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6227">
                <text:p>3.0622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56379">
                <text:p>0.85637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692">
                <text:p>1.069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608">
                <text:p>4.260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0276">
                <text:p>4.202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1944">
                <text:p>1.6194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26432">
                <text:p>0.32643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1722">
                <text:p>0.8172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35752">
                <text:p>5.3575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1268">
                <text:p>0.23126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82826">
                <text:p>2.8282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81904">
                <text:p>0.2819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07946">
                <text:p>0.50794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6785">
                <text:p>2.67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6111">
                <text:p>1.0611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27011">
                <text:p>1.2701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3973">
                <text:p>3.039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72576">
                <text:p>1.725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7875">
                <text:p>0.5978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77262">
                <text:p>3.772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9194">
                <text:p>3.2919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82609">
                <text:p>0.78260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74761">
                <text:p>1.7476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82656">
                <text:p>0.28265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80394">
                <text:p>4.8039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06329">
                <text:p>0.30632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23039">
                <text:p>1.2303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19553">
                <text:p>0.71955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5709">
                <text:p>2.1570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6209">
                <text:p>0.8620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6825">
                <text:p>0.36682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71257">
                <text:p>0.87125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34276">
                <text:p>0.3342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87866">
                <text:p>2.8786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6712">
                <text:p>2.6671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2231">
                <text:p>1.722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4842">
                <text:p>2.3484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95169">
                <text:p>0.99516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69881">
                <text:p>0.56988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76258">
                <text:p>0.17625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89993">
                <text:p>2.8999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1555">
                <text:p>1.315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0055">
                <text:p>1.600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1682">
                <text:p>5.168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18709">
                <text:p>2.1870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15974">
                <text:p>2.1597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34563">
                <text:p>0.93456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61462">
                <text:p>5.614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3483">
                <text:p>0.99348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99305">
                <text:p>0.5993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1534">
                <text:p>1.315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85792">
                <text:p>1.8579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03382">
                <text:p>2.0338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0833">
                <text:p>1.308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58253">
                <text:p>0.45825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58984">
                <text:p>2.5898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79589">
                <text:p>0.37958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26697">
                <text:p>0.062669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17606">
                <text:p>6.1760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65748">
                <text:p>5.657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18427">
                <text:p>2.1842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30431">
                <text:p>3.3043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8218">
                <text:p>1.6821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7385">
                <text:p>0.5773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93391">
                <text:p>2.933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11591">
                <text:p>0.6115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07041">
                <text:p>0.20704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55599">
                <text:p>4.5559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78698">
                <text:p>0.5786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26334">
                <text:p>0.4263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40364">
                <text:p>0.54036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77785">
                <text:p>2.777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84413">
                <text:p>0.1844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36152">
                <text:p>4.3615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4295">
                <text:p>1.842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27037">
                <text:p>6.2703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73048">
                <text:p>0.6730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6532">
                <text:p>1.6653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3063">
                <text:p>1.6306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76247">
                <text:p>1.7624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8653">
                <text:p>0.15865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7357">
                <text:p>0.3735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644">
                <text:p>0.2264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0579">
                <text:p>1.7057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40418">
                <text:p>1.4041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8489">
                <text:p>0.7848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782388">
                <text:p>0.078238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15867">
                <text:p>4.1586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57968">
                <text:p>0.35796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97632">
                <text:p>1.9763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25618">
                <text:p>5.2561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6996">
                <text:p>7.699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6515">
                <text:p>1.1651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11776">
                <text:p>0.2117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18248">
                <text:p>1.182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70578">
                <text:p>3.7057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41159">
                <text:p>0.44115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2969">
                <text:p>3.296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7495">
                <text:p>1.774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43016">
                <text:p>3.4301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41733">
                <text:p>2.4173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646">
                <text:p>4.164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69768">
                <text:p>1.6976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28553">
                <text:p>0.82855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68521">
                <text:p>2.6852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995">
                <text:p>1.099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7984">
                <text:p>0.83798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76206">
                <text:p>2.7620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5966">
                <text:p>3.8596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1666">
                <text:p>0.4166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7617">
                <text:p>1.9761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23489">
                <text:p>0.52348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47903">
                <text:p>5.4790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26107">
                <text:p>0.22610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42486">
                <text:p>8.4248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74695">
                <text:p>1.7469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04298">
                <text:p>0.1042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8022">
                <text:p>1.3802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405">
                <text:p>1.174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5854">
                <text:p>1.585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6634">
                <text:p>1.366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37643">
                <text:p>5.3764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87514">
                <text:p>1.8751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9198">
                <text:p>2.191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46443">
                <text:p>1.4644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62704">
                <text:p>4.627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68838">
                <text:p>7.6883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22009">
                <text:p>0.12200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67534">
                <text:p>0.2675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79904">
                <text:p>1.799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89639">
                <text:p>2.8963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191">
                <text:p>0.919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35407">
                <text:p>0.33540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1085">
                <text:p>8.108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8606">
                <text:p>2.2860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01482">
                <text:p>0.30148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95352">
                <text:p>2.9535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30063">
                <text:p>0.83006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5368">
                <text:p>1.0536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.15784">
                <text:p>6.1578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69648">
                <text:p>1.6964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22006">
                <text:p>0.42200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83426">
                <text:p>3.8342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4476">
                <text:p>1.2447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31397">
                <text:p>4.3139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44163">
                <text:p>5.4416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20757">
                <text:p>0.52075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03749">
                <text:p>0.20374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45787">
                <text:p>4.4578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03655">
                <text:p>2.036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23545">
                <text:p>3.235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61655">
                <text:p>0.86165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81305">
                <text:p>0.48130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56738">
                <text:p>0.035673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57404">
                <text:p>0.35740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06064">
                <text:p>0.20606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17097">
                <text:p>7.1709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5913">
                <text:p>3.591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10811">
                <text:p>0.81081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1052">
                <text:p>1.105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11864">
                <text:p>2.1186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16373">
                <text:p>0.71637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665084">
                <text:p>0.66508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82198">
                <text:p>3.821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836">
                <text:p>1.083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43953">
                <text:p>0.64395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5346">
                <text:p>1.2534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51166">
                <text:p>4.5116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6121">
                <text:p>2.6121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44838">
                <text:p>6.4483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465">
                <text:p>2.546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3138">
                <text:p>2.53138</text:p>
              </table:table-cell>
              <table:table-cell office:value-type="float" office:value="7.8">
                <text:p>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